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f6f" officeooo:paragraph-rsid="001eef6f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eef6f" officeooo:paragraph-rsid="001eef6f" style:font-size-asian="18pt" style:font-size-complex="18pt"/>
    </style:style>
    <style:style style:name="P4" style:family="paragraph" style:parent-style-name="Standard">
      <style:text-properties fo:font-size="18pt" officeooo:rsid="001eef6f" officeooo:paragraph-rsid="001eef6f" style:font-size-asian="18pt" style:font-size-complex="18pt"/>
    </style:style>
    <style:style style:name="P5" style:family="paragraph" style:parent-style-name="Standard" style:list-style-name="L1">
      <style:text-properties fo:font-size="18pt" officeooo:rsid="001eef6f" officeooo:paragraph-rsid="001eef6f" style:font-size-asian="18pt" style:font-size-complex="18pt"/>
    </style:style>
    <style:style style:name="P6" style:family="paragraph" style:parent-style-name="Standard" style:list-style-name="L1">
      <style:text-properties fo:font-size="18pt" officeooo:rsid="001eef6f" officeooo:paragraph-rsid="001f52ab" style:font-size-asian="18pt" style:font-size-complex="18pt"/>
    </style:style>
    <style:style style:name="P7" style:family="paragraph" style:parent-style-name="Standard">
      <style:text-properties fo:font-size="18pt" officeooo:rsid="001f52ab" officeooo:paragraph-rsid="001f52ab" style:font-size-asian="18pt" style:font-size-complex="18pt"/>
    </style:style>
    <style:style style:name="P8" style:family="paragraph" style:parent-style-name="Standard">
      <style:text-properties fo:font-size="18pt" officeooo:rsid="001f52ab" officeooo:paragraph-rsid="002672f3" style:font-size-asian="18pt" style:font-size-complex="18pt"/>
    </style:style>
    <style:style style:name="P9" style:family="paragraph" style:parent-style-name="Standard">
      <style:text-properties fo:font-size="18pt" officeooo:rsid="001f52ab" officeooo:paragraph-rsid="00276814" style:font-size-asian="18pt" style:font-size-complex="18pt"/>
    </style:style>
    <style:style style:name="P10" style:family="paragraph" style:parent-style-name="Standard">
      <style:text-properties fo:font-size="18pt" officeooo:rsid="00241f39" officeooo:paragraph-rsid="00241f39" style:font-size-asian="18pt" style:font-size-complex="18pt"/>
    </style:style>
    <style:style style:name="P11" style:family="paragraph" style:parent-style-name="Standard">
      <style:text-properties fo:font-size="18pt" officeooo:rsid="002abe94" officeooo:paragraph-rsid="002abe94" style:font-size-asian="18pt" style:font-size-complex="18pt"/>
    </style:style>
    <style:style style:name="P12" style:family="paragraph" style:parent-style-name="Standard">
      <style:text-properties fo:font-size="18pt" fo:font-weight="bold" officeooo:rsid="001f52ab" officeooo:paragraph-rsid="001f52ab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eef6f" officeooo:paragraph-rsid="001eef6f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2672f3" officeooo:paragraph-rsid="002672f3" style:font-size-asian="18pt" style:font-weight-asian="bold" style:font-size-complex="18pt" style:font-weight-complex="bold"/>
    </style:style>
    <style:style style:name="P15" style:family="paragraph" style:parent-style-name="Standard" style:list-style-name="L3">
      <style:text-properties officeooo:paragraph-rsid="001eef6f"/>
    </style:style>
    <style:style style:name="P16" style:family="paragraph" style:parent-style-name="Standard">
      <style:text-properties style:text-position="0% 100%" fo:font-weight="bold" officeooo:paragraph-rsid="001eef6f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ef6f" style:font-size-asian="18pt" style:font-size-complex="18pt"/>
    </style:style>
    <style:style style:name="T3" style:family="text">
      <style:text-properties officeooo:rsid="002dc4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Mono </text:span>Parsing</text:p>
      <text:p text:style-name="Standard"/>
      <text:p text:style-name="P1"/>
      <text:p text:style-name="P16"><text:span text:style-name="T2">Type of Parsers</text:span></text:p>
      <text:list xml:id="list2060079670" text:style-name="L3">
        <text:list-item>
          <text:p text:style-name="P15"><text:span text:style-name="T1">type Parser a = String -&gt; [(a,String)]</text:span></text:p>
        </text:list-item>
      </text:list>
      <text:p text:style-name="P2"/>
      <text:p text:style-name="P13">Primitive Parsers</text:p>
      <text:list xml:id="list2285974666" text:style-name="L1">
        <text:list-item>
          <text:p text:style-name="P5">The first parser is result v, which succeeds without consuming any of the input string, and returns the single result v:</text:p>
          <text:list>
            <text:list-item>
              <text:p text:style-name="P5">result :: a -&gt; Parser a</text:p>
              <text:p text:style-name="P5">result v = \inp -&gt; [(v,inp)]</text:p>
            </text:list-item>
          </text:list>
        </text:list-item>
        <text:list-item>
          <text:p text:style-name="P5">Dually, the parser zero always fails, regardless of the input string:</text:p>
          <text:list>
            <text:list-item>
              <text:p text:style-name="P5">zero :: Parser a</text:p>
              <text:p text:style-name="P5">zero = \inp -&gt; []</text:p>
            </text:list-item>
          </text:list>
        </text:list-item>
        <text:list-item>
          <text:p text:style-name="P6">Our final primitive is item, which successfully consumes the first character if the input string is non-empty, and fails otherwise:</text:p>
          <text:list>
            <text:list-item>
              <text:p text:style-name="P6">item :: Parser Char</text:p>
              <text:p text:style-name="P6">item = \inp -&gt; case inp of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[]<text:tab/>-&gt; []</text:p>
                                              <text:p text:style-name="P5">(x:xs) -&gt; [(x,xs)]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2">Parsers and Monads</text:p>
      <text:p text:style-name="P7">So far,</text:p>
      <text:p text:style-name="P7"><text:tab/>result :: a -&gt; Parser a</text:p>
      <text:p text:style-name="P7"><text:tab/>bind :: Parser a -&gt; (a -&gt; Parser b) -&gt; Parser b</text:p>
      <text:p text:style-name="P7">Generalising from the specific case of Parser to some arbitrary type constructor M gives the notion of a monad: a monad is a type constructor M (a function from types to types), together with operations result and bind of the following types:</text:p>
      <text:p text:style-name="P7"><text:tab/>class Monad m where</text:p>
      <text:p text:style-name="P7"><text:tab/><text:tab/>result :: a -&gt; M a</text:p>
      <text:p text:style-name="P7"><text:tab/><text:tab/>bind :: M a -&gt; (a -&gt; M b) -&gt; M b</text:p>
      <text:p text:style-name="P7"><text:soft-page-break/></text:p>
      <text:p text:style-name="P7"/>
      <text:p text:style-name="P7"><text:tab/>many :: Parser a -&gt; Parser [a]</text:p>
      <text:p text:style-name="P7"><text:tab/>many p = [x:xs | x &lt;- p, xs &lt;- many p] ++ [[]]</text:p>
      <text:p text:style-name="P7"/>
      <text:p text:style-name="P7">Sometimes we will only be interested in non-empty sequences of items. For this reason we define a special combinator, many1, in terms of many:</text:p>
      <text:p text:style-name="P7"><text:tab/>many1 :: Parser a -&gt; Parser [a]</text:p>
      <text:p text:style-name="P7"><text:tab/>many1 p = [x:xs | x &lt;- p, xs &lt;- many p]</text:p>
      <text:p text:style-name="P7">For example, applying many1 (char ’a’) to the input "aaab" gives the result [("aaa","b"), ("aa","ab"), ("a","aab")], which is the same as for many (char ’a’), except that the final pair ("", "aaab") is no longer present. Note also that many1 p may fail, whereas many p always succeeds.</text:p>
      <text:p text:style-name="P10">Example,</text:p>
      <text:p text:style-name="P7"><text:tab/>nat :: Parser Int</text:p>
      <text:p text:style-name="P7"><text:tab/>nat = [eval xs | xs &lt;- many1 digit]</text:p>
      <text:p text:style-name="P7"><text:tab/><text:tab/>where</text:p>
      <text:p text:style-name="P7"><text:tab/><text:tab/><text:tab/>eval xs = foldl1 op [ord x - ord ’0’ | x &lt;- xs]</text:p>
      <text:p text:style-name="P7"><text:tab/><text:tab/><text:tab/>m ‘op‘ n = 10*m + n</text:p>
      <text:p text:style-name="P7"/>
      <text:p text:style-name="P7"/>
      <text:p text:style-name="P7"><text:tab/>bracket :: Parser a -&gt; Parser b -&gt; Parser c -&gt; Parser b</text:p>
      <text:p text:style-name="P7"><text:tab/>bracket open p close = [x | _ &lt;- open, x &lt;- p, _ &lt;- close]</text:p>
      <text:p text:style-name="P7"/>
      <text:p text:style-name="P7"><text:tab/>ints = bracket <text:tab/>(char ’[’)</text:p>
      <text:p text:style-name="P7"><text:tab/><text:tab/><text:tab/><text:tab/>(int ‘sepby1‘ char ’,’)</text:p>
      <text:p text:style-name="P7"><text:tab/><text:tab/><text:tab/><text:tab/>(char ’]’)</text:p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Repetition with meaningful separators</text:p>
      <text:p text:style-name="P8"/>
      <text:p text:style-name="P8">chainl1 :: Parser a -&gt; Parser (a -&gt; a -&gt; a) -&gt; Parser a</text:p>
      <text:p text:style-name="P9">p ‘chainl1‘ op = p ‘bind‘ rest</text:p>
      <text:p text:style-name="P9"><text:tab/><text:tab/><text:tab/><text:tab/>where</text:p>
      <text:p text:style-name="P8"><text:tab/><text:tab/><text:tab/><text:tab/><text:tab/>rest x = (op ‘bind‘ \f -&gt;</text:p>
      <text:p text:style-name="P8"><text:tab/><text:tab/><text:tab/><text:tab/><text:tab/>p ‘bind‘ \y -&gt;</text:p>
      <text:p text:style-name="P8"><text:tab/><text:tab/><text:tab/><text:tab/><text:tab/>rest (f x y)) ++ [x]</text:p>
      <text:p text:style-name="P8"/>
      <text:p text:style-name="P8">ops :: [(Parser a, b)] -&gt; Parser b</text:p>
      <text:p text:style-name="P8">ops xs = foldr1 (++) [[op | _ &lt;- p] | (p,op) &lt;- xs]</text:p>
      <text:p text:style-name="P8"/>
      <text:p text:style-name="P8">expr = factor ‘chainl1‘ addop</text:p>
      <text:p text:style-name="P7">addop = ops [(char ’+’, (+)), (char ’-’, (-))]</text:p>
      <text:p text:style-name="P7"/>
      <text:p text:style-name="P11">Page 22, Lexical issues</text:p>
      <text:p text:style-name="P11">White-space, comments, keywords</text:p>
      <text:p text:style-name="P11"/>
      <text:p text:style-name="P11">Page 24 example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9:08:44.156105730</meta:creation-date>
    <dc:date>2021-10-08T21:26:03.183632420</dc:date>
    <meta:editing-duration>PT1H9M45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3" meta:paragraph-count="54" meta:word-count="480" meta:character-count="2317" meta:non-whitespace-character-count="1851"/>
  </office:meta>
</office:document-meta>
</file>